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4fe" officeooo:paragraph-rsid="000a04fe"/>
    </style:style>
    <style:style style:name="P2" style:family="paragraph" style:parent-style-name="Standard">
      <style:text-properties fo:font-weight="bold" officeooo:rsid="000a04fe" officeooo:paragraph-rsid="000a04fe" style:font-weight-asian="bold" style:font-weight-complex="bold"/>
    </style:style>
    <style:style style:name="P3" style:family="paragraph" style:parent-style-name="Standard">
      <style:text-properties officeooo:rsid="000b4cdb" officeooo:paragraph-rsid="000b4cdb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a04fe" officeooo:paragraph-rsid="000a04fe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0c5d2a" officeooo:paragraph-rsid="000c5d2a"/>
    </style:style>
    <style:style style:name="P6" style:family="paragraph" style:parent-style-name="Standard">
      <style:text-properties officeooo:rsid="000d6eb5" officeooo:paragraph-rsid="000d6eb5"/>
    </style:style>
    <style:style style:name="P7" style:family="paragraph" style:parent-style-name="Standard">
      <style:text-properties officeooo:rsid="000e3ead" officeooo:paragraph-rsid="000e3ead"/>
    </style:style>
    <style:style style:name="P8" style:family="paragraph" style:parent-style-name="Standard">
      <style:text-properties officeooo:rsid="000b4cdb" officeooo:paragraph-rsid="000a04fe"/>
    </style:style>
    <style:style style:name="P9" style:family="paragraph" style:parent-style-name="Standard">
      <style:text-properties officeooo:rsid="000a04fe" officeooo:paragraph-rsid="000e3ead"/>
    </style:style>
    <style:style style:name="P10" style:family="paragraph" style:parent-style-name="Standard">
      <style:text-properties officeooo:rsid="000a04fe" officeooo:paragraph-rsid="000a04fe"/>
    </style:style>
    <style:style style:name="T1" style:family="text">
      <style:text-properties officeooo:rsid="000b4cdb"/>
    </style:style>
    <style:style style:name="T2" style:family="text">
      <style:text-properties officeooo:rsid="000e3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quiler de coches y furgonetas</text:p>
      <text:p text:style-name="P1"/>
      <text:p text:style-name="P2">Contenido:</text:p>
      <text:p text:style-name="P1"/>
      <text:p text:style-name="P3">Compuesta 2 socios particulares, amigos. Negocio enorme en peregrinos que pasan 2 o 3 días en santiago. Turístico.</text:p>
      <text:p text:style-name="P3"/>
      <text:p text:style-name="P3">Pequeño parking en milladoiro.</text:p>
      <text:p text:style-name="P3"/>
      <text:p text:style-name="P3">Sitio web o prealquiler de manera telemática. </text:p>
      <text:p text:style-name="P3"/>
      <text:p text:style-name="P3">Tener como un partkin muestrario de coches a los que pueden acceder.</text:p>
      <text:p text:style-name="P2"/>
      <text:p text:style-name="P2"/>
      <text:p text:style-name="P2">Estilo de la web:</text:p>
      <text:p text:style-name="P1">-<text:span text:style-name="T1">Logo: No.</text:span></text:p>
      <text:p text:style-name="P1">-<text:span text:style-name="T1">Imagen orporativa: No.</text:span></text:p>
      <text:p text:style-name="P1">-<text:span text:style-name="T1">Colores: Coches blancos.</text:span></text:p>
      <text:p text:style-name="P1"/>
      <text:p text:style-name="P3">Inglés y castellano. Inglés principal.</text:p>
      <text:p text:style-name="P1"/>
      <text:p text:style-name="P3">Estructura de la web:</text:p>
      <text:p text:style-name="P3"/>
      <text:p text:style-name="P3">Precios.</text:p>
      <text:p text:style-name="P1"/>
      <text:p text:style-name="P1">Buscas algún tipo de público en general?</text:p>
      <text:p text:style-name="P3">Extrangeros, estudiantes de mudanzas.</text:p>
      <text:p text:style-name="P1"/>
      <text:p text:style-name="P1"/>
      <text:p text:style-name="P8">Moderna y dinámica.</text:p>
      <text:p text:style-name="P1"/>
      <text:p text:style-name="P3">Destacar precio.</text:p>
      <text:p text:style-name="P3"/>
      <text:p text:style-name="P5">Alquiler rápido y 24 horas recepción de coches.</text:p>
      <text:p text:style-name="P5"/>
      <text:p text:style-name="P5">Dejar coche al aeropuerto y iríamos nosotros a buscarlo. Y podemos dejar coches y recoger llaves en alguna zona. 18 años, carnet de conducir.</text:p>
      <text:p text:style-name="P5"/>
      <text:p text:style-name="P6">Todos los coches tienen seguro de base y todo riesgo 80#. Si no, si hay algún destrozo a mayores se abonarán a mayores.</text:p>
      <text:p text:style-name="P6"/>
      <text:p text:style-name="P6">DNI </text:p>
      <text:p text:style-name="P6">pasampoenrte</text:p>
      <text:p text:style-name="P6">dirección de origen</text:p>
      <text:p text:style-name="P6">cuenta bancaria.</text:p>
      <text:p text:style-name="P6"/>
      <text:p text:style-name="P6">Preserva y ya se las daría un precio.</text:p>
      <text:p text:style-name="P6"/>
      <text:p text:style-name="P6">Se confirmaría reserva cuando retiren el coche, se haría el cobro.</text:p>
      <text:p text:style-name="P6"/>
      <text:p text:style-name="P6">Cancelación totalmente gratuíta <text:span text:style-name="T2">hasta 24 horas. Alquiles instantaneo.</text:span></text:p>
      <text:p text:style-name="P6"/>
      <text:p text:style-name="P7">Puedes alquilar dentro del año fiscal.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6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6:19:43.871000000</meta:creation-date>
    <dc:date>2024-11-14T16:11:41.845000000</dc:date>
    <meta:editing-duration>PT13M53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8" meta:word-count="180" meta:character-count="1121" meta:non-whitespace-character-count="967"/>
  </office:meta>
</office:document-meta>
</file>